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51.87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5.33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3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2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2:Feuille_de_suivi.D40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Demande de saisie du référent</text:p>
          </table:table-cell>
          <table:covered-table-cell table:style-name="ce10"/>
          <table:covered-table-cell table:style-name="ce19"/>
          <table:covered-table-cell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Date début de développement :</text:p>
          </table:table-cell>
          <table:table-cell table:style-name="ce11"/>
          <table:table-cell table:style-name="ce13"/>
          <table:table-cell table:style-name="ce22" office:value-type="string" calcext:value-type="string">
            <text:p>20 février 20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e fin de développement :</text:p>
          </table:table-cell>
          <table:table-cell table:style-name="ce12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Auteur :</text:p>
          </table:table-cell>
          <table:table-cell table:style-name="ce13" table:number-columns-repeated="2"/>
          <table:table-cell table:style-name="ce24" office:value-type="string" calcext:value-type="string">
            <text:p>A.Lez (suivi)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âche</text:p>
          </table:table-cell>
          <table:table-cell table:style-name="ce14"/>
          <table:table-cell table:style-name="ce20" office:value-type="string" calcext:value-type="string">
            <text:p>√</text:p>
          </table:table-cell>
          <table:table-cell table:style-name="ce25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Desig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Respect des fonts (H1, H2, paragraphes,...)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couleurs (fonts, backgrounds, boutons, menus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sur boutons de navigation, spin, validation, cancell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de zones de saisie (taille, police, hint, placeholder, position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Mise en place des éléments suivant la taille du périphériqu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Application du multilinguisme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Codag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Traitements en entré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droits d'accès (rôle utilisateur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Pré-remplissage de zone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Validation des zones de saisie (ddlb, cases à cocher, radio-bouton,...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erreur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Traitements en sort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Gestion des exception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Respect des normes de codage (commentaires, indentation, nomenclature,...)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unitaire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Saisi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Fonctionnalité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'intégratio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Navigation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 global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Différents O/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fonctionnel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8" office:value-type="string" calcext:value-type="string">
            <text:p>Respect du cahier des charges</text:p>
          </table:table-cell>
          <table:table-cell table:style-name="ce18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e performanc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Affichage des éléments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Accès aux bases de donné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Différents O/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7"/>
          <table:table-cell table:style-name="ce16" office:value-type="string" calcext:value-type="string">
            <text:p>Tests de charg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8" table:number-columns-repeated="4"/>
          <table:table-cell table:style-name="ce26"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 style:data-style-name="N2" text:time-value="20:18:02.575761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3-01T20:18:19.676382952</dc:date>
    <meta:editing-duration>PT4M3S</meta:editing-duration>
    <meta:editing-cycles>4</meta:editing-cycles>
    <meta:document-statistic meta:table-count="1" meta:cell-count="44" meta:object-count="0"/>
  </office:meta>
</office:document-meta>
</file>